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sInfo.Arg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beansSource.se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processArg( Node mbean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beansSourc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execute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MbeansSource.setRegistry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sa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beansSourc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sInf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sInfo.getS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sSource.loadDescriptors( Registry registry , String location , String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Source.processAttribute( MBeanServer server , Node descN , String objec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beansSource.getM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Sour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sInfo.addArgPair( String name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sSource.updateField( ObjectName oname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